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c96a" officeooo:paragraph-rsid="0011c96a"/>
    </style:style>
    <style:style style:name="P2" style:family="paragraph" style:parent-style-name="Preformatted_20_Text">
      <style:text-properties officeooo:rsid="0011c96a" officeooo:paragraph-rsid="001204c1"/>
    </style:style>
    <style:style style:name="T1" style:family="text">
      <style:text-properties officeooo:rsid="001204c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inion sobre el articulo</text:p>
      <text:p text:style-name="P1">201830106 James Randy Vásquez Guzman</text:p>
      <text:p text:style-name="P1">Ing. Oliver Sierra</text:p>
      <text:p text:style-name="P1"/>
      <text:p text:style-name="P1">Me agrada el plan y estoy de acuerdo por los siguientes motivos:</text:p>
      <text:p text:style-name="P2">Primero que nada estamos viendo frutos de los exitos que trajo la creacion de linux y su pasion por un mejor sistema operativo; <text:span text:style-name="T1">los ha llevado a que la compañía multimillonaria, privada y decadente los necesite. Punto a favor de Open Source.</text:span></text:p>
      <text:p text:style-name="P2"><text:span text:style-name="T1">Esta ademas trae ventajas en lo que respecta al tema de la programacion enlazada a los videojuegos ya que yo uso Linux pero no cuentan con drivers para tarjetas de video potentes, lo cual a traves de este proyecto podria unir lo mejor de dos sistemas operativos para traernos un gran avance en lo que respecta a Sistemas operativos.</text:span></text:p>
      <text:p text:style-name="P2"><text:span text:style-name="T1">La duda que me plantee despues de leer el articulo es que si este WSL traera consigo licencias pagadas? Ya que si las trae y tiene nucleo de linux de valde seria el progreso del Open Source.</text:span></text:p>
      <text:p text:style-name="P2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22T17:47:22.900007909</dc:date>
    <meta:editing-duration>PT10M31S</meta:editing-duration>
    <meta:editing-cycles>2</meta:editing-cycles>
    <meta:generator>LibreOffice/6.3.0.4$Linux_X86_64 LibreOffice_project/30$Build-4</meta:generator>
    <meta:document-statistic meta:table-count="0" meta:image-count="0" meta:object-count="0" meta:page-count="1" meta:paragraph-count="8" meta:word-count="162" meta:character-count="907" meta:non-whitespace-character-count="751"/>
  </office:meta>
</office:document-meta>
</file>